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svg:stroke-width="0.05cm" svg:stroke-color="#808080" draw:marker-start-width="0.245cm" draw:marker-end-width="0.245cm" draw:fill="none" draw:fill-gradient-name="Gradient_20_1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808080" draw:fill="none" draw:fill-gradient-name="Gradient_20_1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3cm" svg:stroke-color="#808080" draw:fill="none" draw:fill-gradient-name="Gradient_20_1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808080" draw:fill="solid" draw:fill-color="#808080" draw:textarea-horizontal-align="center" draw:textarea-vertical-align="middle"/>
    </style:style>
    <style:style style:name="gr5" style:family="graphic" style:parent-style-name="objectwithoutfill">
      <style:graphic-properties svg:stroke-width="0.01cm" svg:stroke-color="#c0c0c0" draw:marker-start-width="0.185cm" draw:marker-end-width="0.185cm" draw:fill="none" draw:textarea-horizontal-align="center" draw:textarea-vertical-align="middle" fo:padding-top="0.13cm" fo:padding-bottom="0.13cm" fo:padding-left="0.255cm" fo:padding-right="0.255cm"/>
    </style:style>
    <style:style style:name="gr6" style:family="graphic" style:parent-style-name="standard">
      <style:graphic-properties svg:stroke-width="0.05cm" draw:marker-start-width="0.245cm" draw:marker-end-width="0.245cm" draw:fill="none" draw:fill-gradient-name="Gradient_20_8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245cm" draw:marker-end-width="0.245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2cm" svg:stroke-color="#e6e64c" draw:fill="solid" draw:fill-color="#ffffcc" draw:textarea-horizontal-align="center" draw:textarea-vertical-align="middle" fo:padding-top="0.135cm" fo:padding-bottom="0.135cm" fo:padding-left="0.26cm" fo:padding-right="0.26cm"/>
    </style:style>
    <style:style style:name="gr9" style:family="graphic" style:parent-style-name="standard">
      <style:graphic-properties svg:stroke-width="0.02cm" svg:stroke-color="#000000" draw:fill="gradient" draw:fill-gradient-name="Kov_20_linearni" draw:textarea-horizontal-align="center" draw:textarea-vertical-align="middle" fo:padding-top="0.135cm" fo:padding-bottom="0.135cm" fo:padding-left="0.26cm" fo:padding-right="0.26cm"/>
    </style:style>
    <style:style style:name="gr10" style:family="graphic" style:parent-style-name="standard">
      <style:graphic-properties svg:stroke-width="0.02cm" svg:stroke-color="#000000" draw:fill="solid" draw:fill-color="#ffffcc" draw:textarea-horizontal-align="center" draw:textarea-vertical-align="middle" fo:padding-top="0.135cm" fo:padding-bottom="0.135cm" fo:padding-left="0.26cm" fo:padding-right="0.26cm"/>
    </style:style>
    <style:style style:name="gr11" style:family="graphic" style:parent-style-name="objectwithoutfill">
      <style:graphic-properties svg:stroke-width="0.02cm" svg:stroke-color="#000000" draw:fill="gradient" draw:fill-gradient-name="Žárovka" draw:textarea-horizontal-align="center" draw:textarea-vertical-align="middle" fo:padding-top="0.135cm" fo:padding-bottom="0.135cm" fo:padding-left="0.26cm" fo:padding-right="0.26cm"/>
    </style:style>
    <style:style style:name="gr12" style:family="graphic" style:parent-style-name="objectwithoutfill">
      <style:graphic-properties svg:stroke-width="0.02cm" svg:stroke-color="#000000" draw:marker-start-width="0.23cm" draw:marker-end-width="0.23cm" draw:fill="gradient" draw:fill-gradient-name="Kov" draw:textarea-horizontal-align="center" draw:textarea-vertical-align="middle" fo:padding-top="0.135cm" fo:padding-bottom="0.135cm" fo:padding-left="0.26cm" fo:padding-right="0.26cm"/>
    </style:style>
    <style:style style:name="gr13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cm" fo:min-width="0cm" fo:padding-top="0.135cm" fo:padding-bottom="0.135cm" fo:padding-left="0.26cm" fo:padding-right="0.26cm"/>
    </style:style>
    <style:style style:name="gr14" style:family="graphic" style:parent-style-name="objectwithoutfill">
      <style:graphic-properties svg:stroke-width="0.02cm" draw:marker-end="Arrow" draw:marker-end-width="0.2cm" draw:fill="none" draw:textarea-horizontal-align="center" draw:textarea-vertical-align="middle" fo:padding-top="0.135cm" fo:padding-bottom="0.135cm" fo:padding-left="0.26cm" fo:padding-right="0.26cm"/>
    </style:style>
    <style:style style:name="gr15" style:family="graphic" style:parent-style-name="standard">
      <style:graphic-properties svg:stroke-width="0.02cm" draw:marker-end="Arrow" draw:marker-end-width="0.2cm" draw:textarea-horizontal-align="center" draw:textarea-vertical-align="middle" fo:padding-top="0.135cm" fo:padding-bottom="0.135cm" fo:padding-left="0.26cm" fo:padding-right="0.26cm"/>
    </style:style>
    <style:style style:name="gr16" style:family="graphic" style:parent-style-name="standard">
      <style:graphic-properties svg:stroke-width="0.04cm" svg:stroke-color="#b3b300" draw:marker-start-width="0.23cm" draw:marker-end="Arrow" draw:marker-end-width="0.18cm" draw:textarea-horizontal-align="center" draw:textarea-vertical-align="middle" fo:padding-top="0.145cm" fo:padding-bottom="0.145cm" fo:padding-left="0.27cm" fo:padding-right="0.27cm"/>
    </style:style>
    <style:style style:name="gr17" style:family="graphic" style:parent-style-name="standard">
      <style:graphic-properties svg:stroke-width="0.02cm" svg:stroke-color="#000000" draw:fill="none" draw:textarea-horizontal-align="center" draw:textarea-vertical-align="middle" fo:padding-top="0.135cm" fo:padding-bottom="0.135cm" fo:padding-left="0.26cm" fo:padding-right="0.26cm"/>
    </style:style>
    <style:style style:name="gr18" style:family="graphic" style:parent-style-name="standard">
      <style:graphic-properties svg:stroke-width="0.02cm" svg:stroke-color="#000000" draw:fill="gradient" draw:fill-gradient-name="Kov" draw:textarea-horizontal-align="center" draw:textarea-vertical-align="middle" fo:padding-top="0.135cm" fo:padding-bottom="0.135cm" fo:padding-left="0.26cm" fo:padding-right="0.26cm"/>
    </style:style>
    <style:style style:name="gr19" style:family="graphic" style:parent-style-name="standard">
      <style:graphic-properties svg:stroke-width="0.02cm" draw:fill="gradient" draw:fill-gradient-name="Gradient_20_7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family="Arial" style:font-family-generic="swiss" style:font-pitch="variable" fo:font-size="10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family="Arial" style:font-family-generic="swiss" style:font-pitch="variable" fo:font-size="10pt"/>
    </style:style>
    <style:style style:name="T1" style:family="text">
      <style:text-properties fo:font-family="Arial" style:font-family-generic="swiss" style:font-pitch="variable"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g>
          <draw:g>
            <draw:g>
              <draw:g>
                <draw:polyline draw:style-name="gr1" draw:text-style-name="P1" draw:layer="layout" svg:width="4.147cm" svg:height="3.745cm" draw:transform="skewX (-0.0511381470834242) rotate (-1.41057510146274) translate (8.28499999999681cm 0.0780000000006748cm)" svg:viewBox="0 0 4148 3746" draw:points="378,-12688 329,-12658 277,-12789 196,-12727 161,-12670 0,-12587 86,-12862 2,-12806 62,-12964 36,-12977 168,-13196 281,-13573 241,-13594 285,-13636 221,-13628 315,-13736 373,-13766 396,-13807 600,-13904 689,-13969 769,-13978 1047,-14083 1204,-14165 1293,-14292 1304,-14389 1347,-14514 1372,-14627 1284,-14604 1250,-14645 1299,-14719 1235,-14685 1128,-14699 1031,-14657 998,-14707 1030,-14752 990,-14766 1074,-14857 1101,-14848 1192,-14895 1382,-14925 1416,-15011 1378,-15050 1388,-15086 1449,-15093 1471,-15059 1593,-15072 1671,-15098 1646,-15140 1842,-15350 2051,-15437 2138,-15534 2198,-15671 2254,-15663 2241,-15582 2271,-15580 2346,-15618 2345,-15653 2294,-15671 2294,-15707 2366,-15751 2479,-15738 2487,-15780 2564,-15779 2592,-15735 2640,-15793 2721,-15772 2630,-15803 2584,-15845 2625,-15903 2619,-16026 2575,-16058 2614,-16115 2583,-16134 2589,-16208 2674,-16191 2741,-16210 2761,-16238 2688,-16213 2627,-16217 2588,-16233 2714,-16270 2742,-16333 2807,-16331 2806,-16245 2785,-16167 2848,-16098 2784,-16068 2724,-16007 2743,-15917 2853,-15854 2879,-15821 2844,-15783 2909,-15782 3013,-15836 3032,-15799 3113,-15762 3151,-15690 3357,-15719 3506,-15718 3553,-15717 3596,-15678 3547,-15676 3594,-15631 3593,-15597 3656,-15563 3604,-15625 3695,-15582 3640,-15665 3646,-15696 3698,-15701 3753,-15650 3782,-15673 3760,-15732 3722,-15707 3735,-15783 3715,-15879 3751,-16028 3804,-16026 3863,-15935 3948,-15841 3909,-16070 3871,-16102 3830,-16170 3842,-16251 4089,-16160 4148,-16160">
                  <text:p/>
                </draw:polyline>
                <draw:polyline draw:style-name="gr1" draw:text-style-name="P1" draw:layer="layout" svg:width="3.993cm" svg:height="2.644cm" draw:transform="skewX (-0.0521853446346206) rotate (-1.41040056853754) translate (6.57099999999685cm 0.899000000000676cm)" svg:viewBox="0 0 3994 2645" draw:points="0,-10920 144,-11058 463,-11228 665,-11401 702,-11506 825,-11581 800,-11750 1017,-12019 1229,-12107 1345,-12176 1356,-12276 1386,-12379 1490,-12455 1664,-12446 1814,-12447 1985,-12488 2158,-12593 2331,-12480 2372,-12345 2467,-12224 2698,-11959 2787,-11909 2996,-11586 3057,-11548 3142,-11305 3078,-11266 3072,-11190 3176,-11199 3240,-11246 3247,-11293 3204,-11412 3162,-11467 3188,-11534 3310,-11407 3344,-11321 3383,-11282 3357,-11398 3217,-11633 3112,-11757 3071,-11787 3066,-11832 3115,-11825 3104,-11858 3025,-11907 2915,-11983 2818,-12145 2761,-12306 2646,-12389 2597,-12503 2611,-12561 2578,-12634 2707,-12686 2758,-12636 2739,-12520 2794,-12484 2822,-12531 2875,-12500 2872,-12438 2984,-12306 2931,-12313 3045,-12145 3107,-12103 3159,-12025 3154,-11977 3311,-11793 3370,-11763 3365,-11721 3469,-11524 3433,-11516 3447,-11365 3621,-10921 3664,-10879 3688,-10818 3621,-10883 3685,-10721 3727,-10661 3674,-10640 3726,-10523 3766,-10338 3779,-10317 3785,-10357 3821,-10310 3825,-10236 3855,-10148 3876,-10154 3913,-10041 3873,-10293 3917,-10222 3934,-10230 3889,-10349 3916,-10373 3953,-10243 3972,-10171 3978,-10240 3955,-10368 3919,-10428 3871,-10535 3815,-10643 3848,-10705 3894,-10650 3789,-11023 3825,-10994 3889,-10821 3921,-10743 3925,-10796 3958,-10776 3895,-10960 3994,-10840">
                  <text:p/>
                </draw:polyline>
                <draw:polygon draw:style-name="gr1" draw:text-style-name="P1" draw:layer="layout" svg:width="0.164cm" svg:height="0.264cm" draw:transform="skewX (-0.0476474885794362) rotate (-1.40952790391154) translate (6.63099999999981cm 3.01800000000004cm)" svg:viewBox="0 0 165 265" draw:points="165,-12121 150,-11906 94,-11856 25,-11887 26,-11947 0,-11978 99,-12041 151,-12109">
                  <text:p/>
                </draw:polygon>
                <draw:polygon draw:style-name="gr1" draw:text-style-name="P1" draw:layer="layout" svg:width="0.255cm" svg:height="0.403cm" draw:transform="skewX (-0.0500909495322278) rotate (-1.41057510146274) translate (6.31299999999974cm 3.00700000000006cm)" svg:viewBox="0 0 256 404" draw:points="224,-11505 226,-11443 256,-11368 217,-11313 163,-11138 110,-11154 77,-11101 0,-11235 54,-11404 11,-11446 13,-11484 69,-11445">
                  <text:p/>
                </draw:polygon>
                <draw:polygon draw:style-name="gr1" draw:text-style-name="P1" draw:layer="layout" svg:width="0.427cm" svg:height="0.463cm" draw:transform="skewX (-0.0417133691226566) rotate (-1.41022603561234) translate (5.787cm 3.756cm)" svg:viewBox="0 0 428 464" draw:points="384,-10036 186,-10106 110,-10186 80,-10214 79,-10186 0,-10224 18,-10118 387,-9760 428,-9820 389,-9881 391,-10025">
                  <text:p/>
                </draw:polygon>
                <draw:polygon draw:style-name="gr1" draw:text-style-name="P1" draw:layer="layout" svg:width="0.616cm" svg:height="0.757cm" draw:transform="skewX (-0.0544542726622128) rotate (-1.41266949656513) translate (7.88399999999935cm 0.802000000000141cm)" svg:viewBox="0 0 617 758" draw:points="613,-15241 562,-15319 362,-15204 302,-15081 218,-15027 155,-15031 129,-14988 168,-14941 100,-14848 156,-14853 164,-14813 34,-14674 0,-14650 21,-14561 57,-14565 175,-14655 271,-14748 363,-14822 418,-14851 457,-14972 501,-15100 617,-15235">
                  <text:p/>
                </draw:polygon>
                <draw:polygon draw:style-name="gr1" draw:text-style-name="P1" draw:layer="layout" svg:width="0.919cm" svg:height="1.368cm" draw:transform="skewX (-0.0511381470834242) rotate (-1.41057510146274) translate (8.48799999999928cm 1.03600000000015cm)" svg:viewBox="0 0 920 1369" draw:points="379,-15375 0,-15086 51,-15059 177,-15173 254,-15192 291,-15230 402,-15244 525,-15325 654,-15344 818,-15437 738,-15435 920,-15600 863,-15674 824,-15699 761,-15633 722,-15652 784,-15719 663,-15764 761,-15790 737,-15867 676,-15882 587,-16069 502,-16026 480,-16055 561,-16087 560,-16124 663,-16181 702,-16266 716,-16334 496,-16218 479,-16241 558,-16285 548,-16339 615,-16428 480,-16389 278,-16058 335,-16084 269,-15894 375,-15998 297,-15820 401,-15849 470,-15906 389,-15775 429,-15734 495,-15769 489,-15736 431,-15709 434,-15665 348,-15621 257,-15524 276,-15522 252,-15475 159,-15410 123,-15337 152,-15319 270,-15358 395,-15408 388,-15380">
                  <text:p/>
                </draw:polygon>
                <draw:polyline draw:style-name="gr1" draw:text-style-name="P1" draw:layer="layout" svg:width="3cm" svg:height="1.348cm" draw:transform="skewX (-0.050614548307826) rotate (-1.41005150268714) translate (5.35499999999741cm 0.636000000000554cm)" svg:viewBox="0 0 3001 1349" draw:points="0,-9019 160,-9186 186,-9268 246,-9312 397,-9642 452,-9677 451,-9640 747,-9736 1133,-9934 1460,-10180 1735,-10257 1896,-10276 2007,-10325 2174,-10309 2226,-10368 2550,-10270 2814,-10286 2861,-10168 2957,-10216 3001,-10172 2993,-10144 2877,-10081 2961,-9964">
                  <text:p/>
                </draw:polyline>
                <draw:polyline draw:style-name="gr1" draw:text-style-name="P1" draw:layer="layout" svg:width="1.116cm" svg:height="0.868cm" draw:transform="skewX (-0.0500909495322278) rotate (-1.40970243683674) translate (9.14599999999994cm 2.30900000000001cm)" svg:viewBox="0 0 1117 869" draw:points="53,-17314 1,-17197 72,-17162 59,-17098 0,-17101 59,-17067 20,-17007 60,-16911 171,-16875 272,-16892 343,-16993 344,-17050 396,-17016 435,-17094 522,-17015 520,-16933 568,-16892 548,-16781 655,-16667 624,-16582 692,-16490 787,-16445 799,-16477 808,-16523 867,-16551 939,-16482 951,-16586 982,-16727 984,-16870 1041,-16888 970,-16936 902,-16962 889,-16999 1014,-16969 1052,-16968 1098,-16912 1117,-16982 1061,-17066 959,-17158 961,-17217">
                  <text:p/>
                </draw:polyline>
                <draw:polygon draw:style-name="gr1" draw:text-style-name="P1" draw:layer="layout" svg:width="0.16cm" svg:height="0.183cm" draw:transform="skewX (-0.0664970445009715) rotate (-1.41616015506912) translate (8.50399999999996cm 2.94000000000001cm)" svg:viewBox="0 0 161 184" draw:points="122,-15882 92,-15854 33,-15899 0,-15844 70,-15762 129,-15715 129,-15754 161,-15815 132,-15888">
                  <text:p/>
                </draw:polygon>
                <draw:polygon draw:style-name="gr1" draw:text-style-name="P1" draw:layer="layout" svg:width="0.095cm" svg:height="0.166cm" draw:transform="skewX (-0.0467748239534392) rotate (-1.40568817955715) translate (8.689cm 3.525cm)" svg:viewBox="0 0 96 167" draw:points="88,-15969 0,-15983 8,-15870 58,-15816 96,-15870 87,-15962">
                  <text:p/>
                </draw:polygon>
                <draw:polygon draw:style-name="gr1" draw:text-style-name="P1" draw:layer="layout" svg:width="0.085cm" svg:height="0.085cm" draw:transform="skewX (-0.0555014702134092) rotate (-1.41476389166752) translate (8.84499999999996cm 3.75200000000001cm)" svg:viewBox="0 0 86 86" draw:points="85,-16223 35,-16309 0,-16291 21,-16229 86,-16226">
                  <text:p/>
                </draw:polygon>
                <draw:polygon draw:style-name="gr1" draw:text-style-name="P1" draw:layer="layout" svg:width="0.095cm" svg:height="0.105cm" draw:transform="skewX (-0.0525344104850195) rotate (-1.40848070636034) translate (8.72999999999997cm 3.80400000000001cm)" svg:viewBox="0 0 96 106" draw:points="96,-15936 59,-15995 26,-16001 0,-15987 18,-15945 16,-15895">
                  <text:p/>
                </draw:polygon>
                <draw:line draw:style-name="gr1" draw:text-style-name="P1" draw:layer="layout" svg:x1="4.782cm" svg:y1="1.22cm" svg:x2="4.843cm" svg:y2="1.271cm">
                  <text:p/>
                </draw:line>
                <draw:line draw:style-name="gr1" draw:text-style-name="P1" draw:layer="layout" svg:x1="8.991cm" svg:y1="1.905cm" svg:x2="5.016cm" svg:y2="1.908cm">
                  <text:p/>
                </draw:line>
                <draw:line draw:style-name="gr1" draw:text-style-name="P1" draw:layer="layout" svg:x1="8.704cm" svg:y1="4.313cm" svg:x2="7.229cm" svg:y2="4.919cm">
                  <text:p/>
                </draw:line>
                <draw:line draw:style-name="gr1" draw:text-style-name="P1" draw:layer="layout" svg:x1="9.207cm" svg:y1="2.701cm" svg:x2="5.479cm" svg:y2="3.399cm">
                  <text:p/>
                </draw:line>
                <draw:polyline draw:style-name="gr2" draw:text-style-name="P1" draw:layer="layout" svg:width="0.537cm" svg:height="4.602cm" draw:transform="skewX (-0.0521853446346206) rotate (-1.41057510146274) translate (9.134cm 3.484cm)" svg:viewBox="0 0 538 4603" draw:points="0,-16922 458,-13344 538,-12319">
                  <text:p/>
                </draw:polyline>
                <draw:path draw:style-name="gr2" draw:text-style-name="P1" draw:layer="layout" svg:width="2.609cm" svg:height="0.345cm" draw:transform="skewX (-0.0570722665402038) rotate (-1.41563655629352) translate (8.81899999999891cm 1.39700000000024cm)" svg:viewBox="0 0 2610 346" svg:d="m0-16874c1384-368 2610 226 2610 226">
                  <text:p/>
                </draw:path>
                <draw:path draw:style-name="gr2" draw:text-style-name="P1" draw:layer="layout" svg:width="4.497cm" svg:height="0.88cm" draw:transform="skewX (-0.053232542185817) rotate (-1.41232043071473) translate (5.41899999999824cm 0.629000000000379cm)" svg:viewBox="0 0 4498 881" svg:d="m0-10119c1841-1095 4498 496 4498 496">
                  <text:p/>
                </draw:path>
                <draw:path draw:style-name="gr2" draw:text-style-name="P1" draw:layer="layout" svg:width="4.571cm" svg:height="0.683cm" draw:transform="skewX (-0.0495673507566296) rotate (-1.40830617343515) translate (6.86399999999791cm 0.330000000000446cm)" svg:viewBox="0 0 4572 684" svg:d="m0-12995c1926-1127 4572 238 4572 238">
                  <text:p/>
                </draw:path>
                <draw:line draw:style-name="gr2" draw:text-style-name="P1" draw:layer="layout" svg:x1="8.461cm" svg:y1="1.119cm" svg:x2="4.797cm" svg:y2="0.755cm">
                  <text:p/>
                </draw:line>
              </draw:g>
              <draw:path draw:style-name="gr3" draw:text-style-name="P1" draw:layer="layout" svg:width="1.773cm" svg:height="1.29cm" draw:transform="rotate (-1.38631502486002) translate (7.77499999999876cm 1.05399999999916cm)" svg:viewBox="0 0 1774 1291" svg:d="m359-13791c-762-191-74-474-74-474 0 0 417-138 485-422s181-241 201-112 127 245 247 183 739-34 503 241 178 297-126 364-662-52-701 242-437 112-454 31l-76-55">
                <text:p/>
              </draw:path>
              <draw:path draw:style-name="gr3" draw:text-style-name="P1" draw:layer="layout" svg:width="2.687cm" svg:height="2.112cm" draw:transform="rotate (-1.38631502486002) translate (8.06299999999812cm 0.629999999998614cm)" svg:viewBox="0 0 2688 2113" svg:d="m539-13817c-1132-290-131-801-115-771 0 0 625-231 727-692s276-385 304-177 404 64 571 106c200 50 920 284 566 684s170 371-220 557c-398 189-745-68-1000 369-268 445-692 139-717 6l-113-87">
                <text:p/>
              </draw:path>
              <draw:path draw:style-name="gr4" draw:text-style-name="P2" draw:layer="layout" svg:width="0.128cm" svg:height="0.163cm" draw:transform="rotate (-1.38631502486002) translate (7.36299999999981cm 2.13399999999984cm)" svg:viewBox="0 0 129 164" svg:d="m0-13529c1-49 0-98 0-147 8-2 15-2 20-4 1 21 1 41 0 62 29-4 57-9 87-12 0-19-1-41 0-61 6-2 15-2 22-2 0 49 0 99 0 148-7 0-15 2-22 4 0-24 0-47 0-72-28 4-57 7-86 13 0 21 0 45 0 69-5-1-14 3-21 2z">
                <text:p/>
              </draw:path>
              <draw:path draw:style-name="gr3" draw:text-style-name="P1" draw:layer="layout" svg:width="1.351cm" svg:height="1.173cm" draw:transform="rotate (-1.38631502486002) translate (7.0439999999989cm 3.50999999999986cm)" svg:viewBox="0 0 1352 1174" svg:d="m369-11824c-780-664-81-521-81-521 0 0 493-330 793-174s326 515 200 566 96 364-167 281-198-75-230 196-422-156-436-247l-78-102">
                <text:p/>
              </draw:path>
              <draw:path draw:style-name="gr4" draw:text-style-name="P2" draw:layer="layout" svg:width="0.094cm" svg:height="0.188cm" draw:transform="rotate (-1.38631502486002) translate (6.74599999999997cm 4.41099999999983cm)" svg:viewBox="0 0 95 189" svg:d="m0-11498c0-50 0-100 0-147 8 0 12 4 20 6 0 45-1 89-1 133 25 10 49 20 76 32 0 6 0 12 0 18-32-14-63-27-95-42z">
                <text:p/>
              </draw:path>
            </draw:g>
          </draw:g>
          <draw:g>
            <draw:path draw:style-name="gr5" draw:text-style-name="P1" draw:layer="layout" svg:width="1.375cm" svg:height="4.541cm" svg:x="6.921cm" svg:y="0.776cm" svg:viewBox="0 0 1376 4542" svg:d="m677 0c746 733 1342 4084-677 4542">
              <text:p/>
            </draw:path>
            <draw:path draw:style-name="gr5" draw:text-style-name="P1" draw:layer="layout" svg:width="1.365cm" svg:height="4.442cm" svg:x="7.029cm" svg:y="0.839cm" svg:viewBox="0 0 1366 4443" svg:d="m732 0c647 686 1287 3985-732 4443">
              <text:p/>
            </draw:path>
            <draw:path draw:style-name="gr5" draw:text-style-name="P1" draw:layer="layout" svg:width="1.379cm" svg:height="4.367cm" svg:x="7.125cm" svg:y="0.896cm" svg:viewBox="0 0 1380 4368" svg:d="m802 0c588 750 1217 3910-802 4368">
              <text:p/>
            </draw:path>
            <draw:path draw:style-name="gr5" draw:text-style-name="P1" draw:layer="layout" svg:width="1.383cm" svg:height="4.337cm" svg:x="7.233cm" svg:y="0.908cm" svg:viewBox="0 0 1384 4338" svg:d="m796 0c606 744 1223 3880-796 4338">
              <text:p/>
            </draw:path>
            <draw:path draw:style-name="gr5" draw:text-style-name="P1" draw:layer="layout" svg:width="1.372cm" svg:height="4.439cm" svg:x="7.347cm" svg:y="0.782cm" svg:viewBox="0 0 1373 4440" svg:d="m700 0c708 708 1319 3982-700 4440">
              <text:p/>
            </draw:path>
            <draw:path draw:style-name="gr5" draw:text-style-name="P1" draw:layer="layout" svg:width="1.381cm" svg:height="4.301cm" svg:x="7.479cm" svg:y="0.89cm" svg:viewBox="0 0 1382 4302" svg:d="m748 0c666 690 1271 3844-748 4302">
              <text:p/>
            </draw:path>
            <draw:path draw:style-name="gr5" draw:text-style-name="P1" draw:layer="layout" svg:width="1.399cm" svg:height="4.271cm" svg:x="7.563cm" svg:y="0.89cm" svg:viewBox="0 0 1400 4272" svg:d="m778 0c672 654 1241 3814-778 4272">
              <text:p/>
            </draw:path>
            <draw:path draw:style-name="gr5" draw:text-style-name="P1" draw:layer="layout" svg:width="1.408cm" svg:height="4.17cm" svg:x="7.657cm" svg:y="0.95cm" svg:viewBox="0 0 1409 4171" svg:d="m870 0c570 708 1149 3713-870 4171">
              <text:p/>
            </draw:path>
            <draw:path draw:style-name="gr5" draw:text-style-name="P1" draw:layer="layout" svg:width="0.671cm" svg:height="3.809cm" svg:x="8.473cm" svg:y="1.004cm" svg:viewBox="0 0 672 3810" svg:d="m228 0c480 846 780 2964-228 3810">
              <text:p/>
            </draw:path>
            <draw:path draw:style-name="gr5" draw:text-style-name="P1" draw:layer="layout" svg:width="0.627cm" svg:height="3.821cm" svg:x="8.617cm" svg:y="0.926cm" svg:viewBox="0 0 628 3822" svg:d="m162 0c456 750 834 2868-162 3822">
              <text:p/>
            </draw:path>
            <draw:path draw:style-name="gr5" draw:text-style-name="P1" draw:layer="layout" svg:width="0.377cm" svg:height="3.017cm" svg:x="8.971cm" svg:y="1.424cm" svg:viewBox="0 0 378 3018" svg:d="m126 0c264 744 450 1824-126 3018">
              <text:p/>
            </draw:path>
            <draw:path draw:style-name="gr5" draw:text-style-name="P1" draw:layer="layout" svg:width="0.297cm" svg:height="2.279cm" svg:x="9.139cm" svg:y="2cm" svg:viewBox="0 0 298 2280" svg:d="m216 0c96 756 186 1320-216 2280">
              <text:p/>
            </draw:path>
            <draw:path draw:style-name="gr5" draw:text-style-name="P1" draw:layer="layout" svg:width="1.822cm" svg:height="5.394cm" svg:x="3.161cm" svg:y="0.761cm" svg:viewBox="0 0 1823 5395" svg:d="m0 0c2308-9 2507 5119 121 5395">
              <text:p/>
            </draw:path>
            <draw:path draw:style-name="gr5" draw:text-style-name="P1" draw:layer="layout" svg:width="1.822cm" svg:height="5.394cm" svg:x="3.248cm" svg:y="0.736cm" svg:viewBox="0 0 1823 5395" svg:d="m0 0c2308-9 2507 5119 121 5395">
              <text:p/>
            </draw:path>
            <draw:path draw:style-name="gr5" draw:text-style-name="P1" draw:layer="layout" svg:width="1.822cm" svg:height="5.363cm" svg:x="3.357cm" svg:y="0.725cm" svg:viewBox="0 0 1823 5364" svg:d="m0 0c2308-9 2508 5088 122 5364">
              <text:p/>
            </draw:path>
            <draw:path draw:style-name="gr5" draw:text-style-name="P1" draw:layer="layout" svg:width="1.822cm" svg:height="5.361cm" svg:x="3.448cm" svg:y="0.709cm" svg:viewBox="0 0 1823 5362" svg:d="m0 0c2308-9 2507 5086 121 5362">
              <text:p/>
            </draw:path>
            <draw:path draw:style-name="gr5" draw:text-style-name="P1" draw:layer="layout" svg:width="1.815cm" svg:height="5.343cm" svg:x="3.565cm" svg:y="0.709cm" svg:viewBox="0 0 1816 5344" svg:d="m0 0c2308-9 2495 5068 109 5344">
              <text:p/>
            </draw:path>
            <draw:path draw:style-name="gr5" draw:text-style-name="P1" draw:layer="layout" svg:width="1.815cm" svg:height="5.339cm" svg:x="3.659cm" svg:y="0.69cm" svg:viewBox="0 0 1816 5340" svg:d="m0 0c2308-9 2495 5064 109 5340">
              <text:p/>
            </draw:path>
            <draw:path draw:style-name="gr5" draw:text-style-name="P1" draw:layer="layout" svg:width="1.817cm" svg:height="5.321cm" svg:x="3.763cm" svg:y="0.672cm" svg:viewBox="0 0 1818 5322" svg:d="m0 0c2308-9 2497 5046 111 5322">
              <text:p/>
            </draw:path>
            <draw:path draw:style-name="gr5" draw:text-style-name="P1" draw:layer="layout" svg:width="1.827cm" svg:height="5.3cm" svg:x="3.873cm" svg:y="0.67cm" svg:viewBox="0 0 1828 5301" svg:d="m0 0c2308-9 2516 5025 130 5301">
              <text:p/>
            </draw:path>
            <draw:path draw:style-name="gr5" draw:text-style-name="P1" draw:layer="layout" svg:width="1.832cm" svg:height="5.282cm" svg:x="3.98cm" svg:y="0.665cm" svg:viewBox="0 0 1833 5283" svg:d="m0 0c2308-9 2526 5007 140 5283">
              <text:p/>
            </draw:path>
            <draw:path draw:style-name="gr5" draw:text-style-name="P1" draw:layer="layout" svg:width="1.831cm" svg:height="5.251cm" svg:x="4.104cm" svg:y="0.654cm" svg:viewBox="0 0 1832 5252" svg:d="m0 0c2308-9 2525 4976 139 5252">
              <text:p/>
            </draw:path>
            <draw:path draw:style-name="gr5" draw:text-style-name="P1" draw:layer="layout" svg:width="1.823cm" svg:height="5.253cm" svg:x="4.213cm" svg:y="0.629cm" svg:viewBox="0 0 1824 5254" svg:d="m0 0c2308-9 2510 4978 124 5254">
              <text:p/>
            </draw:path>
            <draw:path draw:style-name="gr5" draw:text-style-name="P1" draw:layer="layout" svg:width="1.826cm" svg:height="5.257cm" svg:x="4.32cm" svg:y="0.607cm" svg:viewBox="0 0 1827 5258" svg:d="m0 0c2308-9 2515 4982 129 5258">
              <text:p/>
            </draw:path>
            <draw:path draw:style-name="gr5" draw:text-style-name="P1" draw:layer="layout" svg:width="1.823cm" svg:height="5.231cm" svg:x="4.447cm" svg:y="0.593cm" svg:viewBox="0 0 1824 5232" svg:d="m0 0c2308-9 2510 4956 124 5232">
              <text:p/>
            </draw:path>
            <draw:path draw:style-name="gr5" draw:text-style-name="P1" draw:layer="layout" svg:width="1.819cm" svg:height="5.249cm" svg:x="4.551cm" svg:y="0.574cm" svg:viewBox="0 0 1820 5250" svg:d="m0 0c2308-9 2501 4974 115 5250">
              <text:p/>
            </draw:path>
            <draw:path draw:style-name="gr5" draw:text-style-name="P1" draw:layer="layout" svg:width="1.835cm" svg:height="5.215cm" svg:x="4.655cm" svg:y="0.556cm" svg:viewBox="0 0 1836 5216" svg:d="m0 0c2308-9 2532 4940 146 5216">
              <text:p/>
            </draw:path>
            <draw:path draw:style-name="gr5" draw:text-style-name="P1" draw:layer="layout" svg:width="1.82cm" svg:height="5.199cm" svg:x="4.777cm" svg:y="0.55cm" svg:viewBox="0 0 1821 5200" svg:d="m0 0c2308-9 2503 4924 117 5200">
              <text:p/>
            </draw:path>
            <draw:path draw:style-name="gr5" draw:text-style-name="P1" draw:layer="layout" svg:width="1.828cm" svg:height="5.179cm" svg:x="4.885cm" svg:y="0.532cm" svg:viewBox="0 0 1829 5180" svg:d="m0 0c2308-9 2519 4904 133 5180">
              <text:p/>
            </draw:path>
            <draw:path draw:style-name="gr5" draw:text-style-name="P1" draw:layer="layout" svg:width="1.823cm" svg:height="5.19cm" svg:x="4.982cm" svg:y="0.523cm" svg:viewBox="0 0 1824 5191" svg:d="m0 0c2308-9 2510 4915 124 5191">
              <text:p/>
            </draw:path>
            <draw:path draw:style-name="gr5" draw:text-style-name="P1" draw:layer="layout" svg:width="1.825cm" svg:height="5.186cm" svg:x="5.065cm" svg:y="0.503cm" svg:viewBox="0 0 1826 5187" svg:d="m0 0c2308-9 2514 4911 128 5187">
              <text:p/>
            </draw:path>
            <draw:path draw:style-name="gr5" draw:text-style-name="P1" draw:layer="layout" svg:width="1.825cm" svg:height="5.184cm" svg:x="5.165cm" svg:y="0.486cm" svg:viewBox="0 0 1826 5185" svg:d="m0 0c2308-9 2514 4909 128 5185">
              <text:p/>
            </draw:path>
            <draw:path draw:style-name="gr5" draw:text-style-name="P1" draw:layer="layout" svg:width="1.822cm" svg:height="5.195cm" svg:x="5.267cm" svg:y="0.476cm" svg:viewBox="0 0 1823 5196" svg:d="m0 0c2308-9 2507 4920 121 5196">
              <text:p/>
            </draw:path>
            <draw:path draw:style-name="gr5" draw:text-style-name="P1" draw:layer="layout" svg:width="1.823cm" svg:height="5.173cm" svg:x="5.368cm" svg:y="0.468cm" svg:viewBox="0 0 1824 5174" svg:d="m0 0c2308-9 2510 4898 124 5174">
              <text:p/>
            </draw:path>
            <draw:path draw:style-name="gr5" draw:text-style-name="P1" draw:layer="layout" svg:width="1.822cm" svg:height="5.163cm" svg:x="5.459cm" svg:y="0.444cm" svg:viewBox="0 0 1823 5164" svg:d="m0 0c2308-9 2508 4888 122 5164">
              <text:p/>
            </draw:path>
            <draw:path draw:style-name="gr5" draw:text-style-name="P1" draw:layer="layout" svg:width="1.81cm" svg:height="5.144cm" svg:x="5.574cm" svg:y="0.433cm" svg:viewBox="0 0 1811 5145" svg:d="m0 0c2308-9 2465 4857 154 5145">
              <text:p/>
            </draw:path>
            <draw:path draw:style-name="gr5" draw:text-style-name="P1" draw:layer="layout" svg:width="1.798cm" svg:height="5.128cm" svg:x="5.683cm" svg:y="0.42cm" svg:viewBox="0 0 1799 5129" svg:d="m0 0c2308-9 2444 4847 126 5129">
              <text:p/>
            </draw:path>
            <draw:path draw:style-name="gr5" draw:text-style-name="P1" draw:layer="layout" svg:width="1.809cm" svg:height="5.132cm" svg:x="5.775cm" svg:y="0.399cm" svg:viewBox="0 0 1810 5133" svg:d="m0 0c2308-9 2469 4856 133 5133">
              <text:p/>
            </draw:path>
            <draw:path draw:style-name="gr5" draw:text-style-name="P1" draw:layer="layout" svg:width="1.829cm" svg:height="5.124cm" svg:x="5.86cm" svg:y="0.379cm" svg:viewBox="0 0 1830 5125" svg:d="m0 0c2308-9 2521 4849 135 5125">
              <text:p/>
            </draw:path>
            <draw:path draw:style-name="gr5" draw:text-style-name="P1" draw:layer="layout" svg:width="1.783cm" svg:height="5.092cm" svg:x="6.015cm" svg:y="0.385cm" svg:viewBox="0 0 1784 5093" svg:d="m0 0c2308-9 2405 4812 123 5093">
              <text:p/>
            </draw:path>
            <draw:path draw:style-name="gr5" draw:text-style-name="P1" draw:layer="layout" svg:width="1.658cm" svg:height="4.861cm" svg:x="6.232cm" svg:y="0.604cm" svg:viewBox="0 0 1659 4862" svg:d="m680 0c1208 540 1625 4563-680 4862">
              <text:p/>
            </draw:path>
            <draw:path draw:style-name="gr5" draw:text-style-name="P1" draw:layer="layout" svg:width="1.412cm" svg:height="4.692cm" svg:x="6.572cm" svg:y="0.686cm" svg:viewBox="0 0 1413 4693" svg:d="m610 0c886 601 1459 4217-610 4693">
              <text:p/>
            </draw:path>
            <draw:path draw:style-name="gr5" draw:text-style-name="P1" draw:layer="layout" svg:width="1.43cm" svg:height="4.64cm" svg:x="6.654cm" svg:y="0.732cm" svg:viewBox="0 0 1431 4641" svg:d="m714 0c701 646 1450 4127-714 4641">
              <text:p/>
            </draw:path>
            <draw:path draw:style-name="gr5" draw:text-style-name="P1" draw:layer="layout" svg:width="1.368cm" svg:height="4.609cm" svg:x="6.824cm" svg:y="0.726cm" svg:viewBox="0 0 1369 4610" svg:d="m634 0c880 921 1288 4160-634 4610">
              <text:p/>
            </draw:path>
            <draw:ellipse draw:style-name="gr6" draw:text-style-name="P2" draw:layer="layout" svg:width="3.492cm" svg:height="5.345cm" svg:x="1.394cm" svg:y="0.794cm">
              <text:p/>
            </draw:ellipse>
            <draw:line draw:style-name="gr7" draw:text-style-name="P2" draw:layer="layout" svg:x1="3.015cm" svg:y1="0.792cm" svg:x2="8.396cm" svg:y2="0.072cm">
              <text:p/>
            </draw:line>
            <draw:line draw:style-name="gr7" draw:text-style-name="P2" draw:layer="layout" svg:x1="3.37cm" svg:y1="6.117cm" svg:x2="9.578cm" svg:y2="4.678cm">
              <text:p/>
            </draw:line>
          </draw:g>
          <draw:g>
            <draw:polygon draw:style-name="gr8" draw:text-style-name="P2" draw:layer="layout" svg:width="2.782cm" svg:height="1.254cm" draw:transform="rotate (-1.11543992495055) translate (5.66999999999697cm 3.04000000000131cm)" svg:viewBox="0 0 2783 1255" draw:points="2783,-7511 2507,-6256 0,-7383 50,-7508">
              <text:p/>
            </draw:polygon>
            <draw:polygon draw:style-name="gr8" draw:text-style-name="P2" draw:layer="layout" svg:width="1.719cm" svg:height="0.577cm" draw:transform="rotate (-0.194080612822919) translate (5.67599999999988cm 3.001cm)" svg:viewBox="0 0 1720 578" draw:points="16,3700 1613,3701 1720,4278 0,3803">
              <text:p/>
            </draw:polygon>
            <draw:circle draw:style-name="gr8" draw:text-style-name="P2" draw:layer="layout" svg:width="0.232cm" svg:height="0.232cm" svg:x="5.502cm" svg:y="2.919cm">
              <text:p/>
            </draw:circle>
          </draw:g>
          <draw:g>
            <draw:rect draw:style-name="gr9" draw:text-style-name="P2" draw:layer="layout" svg:width="1.401cm" svg:height="1.807cm" draw:transform="skewX (-0.174183859349001) rotate (-1.57079632679579) translate (9.017cm 2.957cm)">
              <text:p/>
            </draw:rect>
            <draw:rect draw:style-name="gr10" draw:text-style-name="P2" draw:layer="layout" svg:width="0.376cm" svg:height="0.449cm" draw:transform="skewX (-0.174183859349001) rotate (-1.57079632679579) translate (8.32cm 3.618cm)">
              <text:p/>
            </draw:rect>
          </draw:g>
          <draw:g>
            <draw:path draw:style-name="gr11" draw:text-style-name="P2" draw:layer="layout" svg:width="1.296cm" svg:height="1.757cm" svg:x="5.647cm" svg:y="5.167cm" svg:viewBox="0 0 1297 1758" svg:d="m351 1758c24-528-340-711-351-1054s221-708 641-704c537 5 659 429 656 663s-277 540-303 1075z">
              <text:p/>
            </draw:path>
            <draw:path draw:style-name="gr12" draw:text-style-name="P2" draw:layer="layout" svg:width="0.701cm" svg:height="0.834cm" svg:x="5.97cm" svg:y="6.768cm" svg:viewBox="0 0 702 835" svg:d="m8 1c0 679-8 687-8 687 205 267 698 111 702 0 0 0-7-688-4-688-194 181-474 191-690 1z">
              <text:p/>
            </draw:path>
          </draw:g>
          <draw:polygon draw:style-name="gr8" draw:text-style-name="P2" draw:layer="layout" svg:width="2.261cm" svg:height="1.229cm" draw:transform="rotate (-0.118158790361181) translate (7.94199999999915cm 3.59300000000243cm)" svg:viewBox="0 0 2262 1230" draw:points="2120,5263 2262,6493 0,5728 405,5608 365,5268 2046,5267">
            <text:p/>
          </draw:polygon>
          <draw:frame draw:style-name="gr13" draw:text-style-name="P1" draw:layer="layout" svg:width="2.021cm" svg:height="0.665cm" svg:x="9.179cm" svg:y="7.06cm">
            <draw:text-box>
              <text:p text:style-name="P3"><text:span text:style-name="T1">photo cell</text:span></text:p>
            </draw:text-box>
          </draw:frame>
          <draw:frame draw:style-name="gr13" draw:text-style-name="P5" draw:layer="layout" svg:width="1.839cm" svg:height="0.665cm" svg:x="7.074cm" svg:y="6.362cm">
            <draw:text-box>
              <text:p text:style-name="P4"><text:span text:style-name="T1">aperture</text:span></text:p>
            </draw:text-box>
          </draw:frame>
          <draw:frame draw:style-name="gr13" draw:text-style-name="P1" draw:layer="layout" svg:width="1.572cm" svg:height="1.059cm" svg:x="5.488cm" svg:y="7.541cm">
            <draw:text-box>
              <text:p text:style-name="P3"><text:span text:style-name="T1">exciter</text:span></text:p>
              <text:p text:style-name="P3"><text:span text:style-name="T1">lamp</text:span></text:p>
            </draw:text-box>
          </draw:frame>
          <draw:frame draw:style-name="gr13" draw:text-style-name="P5" draw:layer="layout" svg:width="2.241cm" svg:height="1.059cm" svg:x="0.1cm" svg:y="0.234cm">
            <draw:text-box>
              <text:p text:style-name="P4"><text:span text:style-name="T1">direction of</text:span></text:p>
              <text:p text:style-name="P4"><text:span text:style-name="T1">rotation</text:span></text:p>
            </draw:text-box>
          </draw:frame>
          <draw:path draw:style-name="gr14" draw:text-style-name="P1" draw:layer="layout" svg:width="1.467cm" svg:height="1.373cm" svg:x="1.486cm" svg:y="0.656cm" svg:viewBox="0 0 1468 1374" svg:d="m0 1374c206-645 495-1206 1468-1374">
            <text:p/>
          </draw:path>
          <draw:line draw:style-name="gr15" draw:text-style-name="P1" draw:layer="layout" svg:x1="8.109cm" svg:y1="6.434cm" svg:x2="8.109cm" svg:y2="4.722cm">
            <text:p/>
          </draw:line>
          <draw:line draw:style-name="gr16" draw:text-style-name="P1" draw:layer="layout" svg:x1="6.075cm" svg:y1="5.046cm" svg:x2="5.928cm" svg:y2="4.344cm">
            <text:p/>
          </draw:line>
          <draw:line draw:style-name="gr16" draw:text-style-name="P1" draw:layer="layout" svg:x1="5.872cm" svg:y1="4.164cm" svg:x2="5.725cm" svg:y2="3.462cm">
            <text:p/>
          </draw:line>
          <draw:line draw:style-name="gr16" draw:text-style-name="P1" draw:layer="layout" svg:x1="6.357cm" svg:y1="3.292cm" svg:x2="7.036cm" svg:y2="3.519cm">
            <text:p/>
          </draw:line>
          <draw:line draw:style-name="gr16" draw:text-style-name="P1" draw:layer="layout" svg:x1="8.147cm" svg:y1="3.857cm" svg:x2="8.826cm" svg:y2="4.084cm">
            <text:p/>
          </draw:line>
          <draw:line draw:style-name="gr16" draw:text-style-name="P1" draw:layer="layout" svg:x1="9.055cm" svg:y1="4.16cm" svg:x2="9.734cm" svg:y2="4.387cm">
            <text:p/>
          </draw:line>
          <draw:g>
            <draw:rect draw:style-name="gr17" draw:text-style-name="P2" draw:layer="layout" svg:width="1.056cm" svg:height="2.924cm" svg:x="9.645cm" svg:y="2.949cm" draw:corner-radius="0.5cm">
              <text:p/>
            </draw:rect>
            <draw:rect draw:style-name="gr18" draw:text-style-name="P2" draw:layer="layout" svg:width="0.101cm" svg:height="0.625cm" svg:x="10.396cm" svg:y="6.478cm" draw:corner-radius="0.05cm">
              <text:p/>
            </draw:rect>
            <draw:rect draw:style-name="gr18" draw:text-style-name="P2" draw:layer="layout" svg:width="0.088cm" svg:height="0.466cm" svg:x="10.144cm" svg:y="6.478cm" draw:corner-radius="0.05cm">
              <text:p/>
            </draw:rect>
            <draw:rect draw:style-name="gr18" draw:text-style-name="P2" draw:layer="layout" svg:width="0.101cm" svg:height="0.625cm" svg:x="9.91cm" svg:y="6.492cm" draw:corner-radius="0.05cm">
              <text:p/>
            </draw:rect>
            <draw:path draw:style-name="gr12" draw:text-style-name="P2" draw:layer="layout" svg:width="0.79cm" svg:height="0.929cm" svg:x="9.791cm" svg:y="5.709cm" svg:viewBox="0 0 791 930" svg:d="m6 26c0 716-7 742-6 745 195 233 729 189 791 0 0 0-15-778-11-771-245 237-589 185-774 26z">
              <text:p/>
            </draw:path>
            <draw:path draw:style-name="gr19" draw:text-style-name="P2" draw:layer="layout" svg:width="0.478cm" svg:height="2.325cm" svg:x="9.955cm" svg:y="3.152cm" svg:viewBox="0 0 479 2326" svg:d="m0 2325c0-775 5-1272 5-2047 240 11 398-98 474-278 0 775-5 1289-5 2064 0 158-185 272-474 261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axial" draw:start-color="#ffffff" draw:end-color="#999999" draw:start-intensity="100%" draw:end-intensity="100%" draw:angle="900" draw:border="0%"/>
    <draw:gradient draw:name="Gradient_20_8" draw:display-name="Gradient 8" draw:style="linear" draw:start-color="#000000" draw:end-color="#ffffff" draw:start-intensity="100%" draw:end-intensity="100%" draw:angle="2900" draw:border="0%"/>
    <draw:gradient draw:name="Kov" draw:style="axial" draw:start-color="#ffffff" draw:end-color="#0099ff" draw:start-intensity="100%" draw:end-intensity="100%" draw:angle="900" draw:border="0%"/>
    <draw:gradient draw:name="Kov_20_linearni" draw:display-name="Kov linearni" draw:style="linear" draw:start-color="#0099ff" draw:end-color="#ffffff" draw:start-intensity="100%" draw:end-intensity="100%" draw:angle="450" draw:border="0%"/>
    <draw:gradient draw:name="Žárovka" draw:style="radial" draw:cx="30%" draw:cy="30%" draw:start-color="#ffff66" draw:end-color="#ffffff" draw:start-intensity="100%" draw:end-intensity="100%" draw:border="2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cs" fo:country="CZ" style:font-family-asian="'Luxi San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2cm" fo:page-height="8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07-03-17T14:57:41</meta:creation-date>
    <dc:date>2011-02-01T19:38:04</dc:date>
    <dc:language>cs-CZ</dc:language>
    <meta:editing-cycles>8</meta:editing-cycles>
    <meta:editing-duration>PT02H17M12S</meta:editing-duration>
    <dc:creator>BruXy </dc:creator>
    <meta:document-statistic meta:object-count="108"/>
    <meta:user-defined meta:name="Info 1"/>
    <meta:user-defined meta:name="Info 2"/>
    <meta:user-defined meta:name="Info 3"/>
    <meta:user-defined meta:name="Info 4"/>
  </office:meta>
</office:document-meta>
</file>